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bc5e" officeooo:paragraph-rsid="000fbc5e"/>
    </style:style>
    <style:style style:name="P2" style:family="paragraph" style:parent-style-name="Standard">
      <style:text-properties officeooo:rsid="000fbc5e" officeooo:paragraph-rsid="0017e724"/>
    </style:style>
    <style:style style:name="P3" style:family="paragraph" style:parent-style-name="Standard">
      <style:text-properties officeooo:rsid="00111cde" officeooo:paragraph-rsid="00111cde"/>
    </style:style>
    <style:style style:name="P4" style:family="paragraph" style:parent-style-name="Standard">
      <style:text-properties officeooo:rsid="0013c331" officeooo:paragraph-rsid="0013c331"/>
    </style:style>
    <style:style style:name="P5" style:family="paragraph" style:parent-style-name="Standard">
      <style:text-properties officeooo:rsid="001733e9" officeooo:paragraph-rsid="001733e9"/>
    </style:style>
    <style:style style:name="P6" style:family="paragraph" style:parent-style-name="Standard">
      <style:text-properties officeooo:rsid="0017e724" officeooo:paragraph-rsid="0017e724"/>
    </style:style>
    <style:style style:name="P7" style:family="paragraph" style:parent-style-name="Standard">
      <style:text-properties officeooo:rsid="0017e724" officeooo:paragraph-rsid="0013c331"/>
    </style:style>
    <style:style style:name="T1" style:family="text">
      <style:text-properties officeooo:rsid="00111cde"/>
    </style:style>
    <style:style style:name="T2" style:family="text">
      <style:text-properties officeooo:rsid="0013c331"/>
    </style:style>
    <style:style style:name="T3" style:family="text">
      <style:text-properties officeooo:rsid="0015b7e9"/>
    </style:style>
    <style:style style:name="T4" style:family="text">
      <style:text-properties officeooo:rsid="0017e7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at semuanya telah berbeda</text:p>
      <text:p text:style-name="P1">Saat semuanya tidak <text:s/>lagi <text:span text:style-name="T1">sama </text:span></text:p>
      <text:p text:style-name="P1">Yang tersisa hanyalah sebuah kenangan</text:p>
      <text:p text:style-name="P1"/>
      <text:p text:style-name="P2">Desember kali ini...</text:p>
      <text:p text:style-name="P2"><text:span text:style-name="T4">N</text:span>ampaknya selalu dirundung kesedihan</text:p>
      <text:p text:style-name="P1">Hujan yang mengguyur sebagian kota besar</text:p>
      <text:p text:style-name="P1">Angin kencang yang memporak-porandakan tanah</text:p>
      <text:p text:style-name="P1">Petir yang saling bersautan di sore hari </text:p>
      <text:p text:style-name="P1"/>
      <text:p text:style-name="P2">Desember kali ini...</text:p>
      <text:p text:style-name="P2"><text:span text:style-name="T4">A</text:span>ku menginjakan <text:span text:style-name="T3">kaki di </text:span><text:s/>sebuah tempat</text:p>
      <text:p text:style-name="P1">Tempat dimana semua memori mas<text:span text:style-name="T4">s</text:span>a kecil tercipta</text:p>
      <text:p text:style-name="P1">Tempat dimana semua rasa terlahir</text:p>
      <text:p text:style-name="P1"/>
      <text:p text:style-name="P1">Ada rasa <text:span text:style-name="T1">yang </text:span>menyesakan dada </text:p>
      <text:p text:style-name="P1">Ketika aku menginjakan kaki di sana </text:p>
      <text:p text:style-name="P1">Satu langkah <text:span text:style-name="T1">yang terasa berat </text:span></text:p>
      <text:p text:style-name="P3"/>
      <text:p text:style-name="P3">Bukan hanya satu memori tetapi, seluruh memori ku terputar </text:p>
      <text:p text:style-name="P3">Mas<text:span text:style-name="T2">s</text:span>a dimana aku masih menjadi seorang anak kecil ingusan </text:p>
      <text:p text:style-name="P3">Mas<text:span text:style-name="T2">s</text:span>a dimana aku beranjak menjadi seorang gadis cantik <text:span text:style-name="T4">dan </text:span></text:p>
      <text:p text:style-name="P3">Mas<text:span text:style-name="T2">s</text:span>a dimana aku jatuh-bangun bersama Ayah dan Ibu</text:p>
      <text:p text:style-name="P5"/>
      <text:p text:style-name="P5">Dua puluh tahun yang lalu...</text:p>
      <text:p text:style-name="P5">Adalah waktu yang ku habiskan di dalam sebuah rumah kecil</text:p>
      <text:p text:style-name="P5">Banyak hal yang ku lakukan dan ku lewati di sana</text:p>
      <text:p text:style-name="P5">Pahit-manis kehidupan, ku rasakan </text:p>
      <text:p text:style-name="P5">Dengan rasa sedih dan senang <text:span text:style-name="T4">ku lalui </text:span></text:p>
      <text:p text:style-name="P4"/>
      <text:p text:style-name="P4">Menjadi anak kecil memang membahagiakan </text:p>
      <text:p text:style-name="P4">Sebab kita tidak perlu memikirkan banyak hal </text:p>
      <text:p text:style-name="P4">Sebab kita tidak perlu merasa<text:span text:style-name="T4">kan </text:span>kecewa </text:p>
      <text:p text:style-name="P4">Yang ada hanya<text:span text:style-name="T4">lah</text:span> <text:s/>bermain dan bermain saja </text:p>
      <text:p text:style-name="P4"/>
      <text:p text:style-name="P4">Menjadi anak kecil memang mengasikan </text:p>
      <text:p text:style-name="P4">Ketika semua hal yang di pinta bisa terpenuhi </text:p>
      <text:p text:style-name="P4">dengan cepat</text:p>
      <text:p text:style-name="P4">Ketika menangis hanya karena berebut mainan </text:p>
      <text:p text:style-name="P4">Ketika menangis hanya karena terjatuh dari sepedah</text:p>
      <text:p text:style-name="P4"/>
      <text:p text:style-name="P6">Hingga pada akhirnya...</text:p>
      <text:p text:style-name="P6">Aku, Ayah dan Ibu harus meninggalkan rumah kecil itu </text:p>
      <text:p text:style-name="P6">Sebenarnya, aku merasa enggan untuk berpindah rumah </text:p>
      <text:p text:style-name="P6">Karena, terlalu banyak memori yang tercipta di sana </text:p>
      <text:p text:style-name="P6"/>
      <text:p text:style-name="P6">Namun...</text:p>
      <text:p text:style-name="P4">Semua itu akan berubah seiring dengan berjalannya waktu </text:p>
      <text:p text:style-name="P4">Perlahan-lahan massa itu akan menghilang </text:p>
      <text:p text:style-name="P4"><text:span text:style-name="T4">Dan a</text:span>kan tergantikan dengan massa depan </text:p>
      <text:p text:style-name="P7"/>
      <text:p text:style-name="P7"/>
      <text:p text:style-name="P6"><text:soft-page-break/>Aku rindu massa kecil ku</text:p>
      <text:p text:style-name="P6">Aku rindu rumah lama yang penuh dengan kenangan </text:p>
      <text:p text:style-name="P6">Aku rindu kebahagiaan sederhana semasa dulu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16:47:13.755693587</meta:creation-date>
    <dc:date>2018-12-11T18:06:57.254153196</dc:date>
    <meta:editing-duration>PT24M36S</meta:editing-duration>
    <meta:editing-cycles>3</meta:editing-cycles>
    <meta:generator>LibreOffice/5.1.2.2$Linux_x86 LibreOffice_project/d3bf12ecb743fc0d20e0be0c58ca359301eb705f</meta:generator>
    <meta:document-statistic meta:table-count="0" meta:image-count="0" meta:object-count="0" meta:page-count="2" meta:paragraph-count="44" meta:word-count="266" meta:character-count="1740" meta:non-whitespace-character-count="1491"/>
  </office:meta>
</office:document-meta>
</file>